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ing ExtJs</text:p>
          </draw:text-box>
        </draw:frame>
        <draw:frame presentation:style-name="pr4" draw:layer="layout" svg:width="24.639cm" svg:height="12.178cm" svg:x="1.4cm" svg:y="4.914cm" presentation:class="outline" presentation:user-transformed="true">
          <draw:text-box>
            <text:list text:style-name="L3">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Using ExtJs</text:p>
          </draw:text-box>
        </draw:frame>
        <draw:frame presentation:style-name="pr4" draw:layer="layout" svg:width="24.639cm" svg:height="12.178cm" svg:x="1.4cm" svg:y="4.914cm" presentation:class="outline" presentation:user-transformed="true">
          <draw:text-box>
            <text:list text:style-name="L3">
              <text:list-item>
                <text:p>Create a symlink (linux only) or rename (windows) to that folder by the name of extjs.</text:p>
              </text:list-item>
              <text:list-item>
                <text:p>The idea is that you will not have to change the source code of your pages each time you switch ExtJs versions.</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Version of ExtJs</text:p>
          </draw:text-box>
        </draw:frame>
        <draw:frame presentation:style-name="pr4" draw:layer="layout" svg:width="24.639cm" svg:height="12.178cm" svg:x="1.4cm" svg:y="4.914cm" presentation:class="outline">
          <draw:text-box>
            <text:list text:style-name="L3">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3">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3">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3">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3">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he Ext name-space</text:p>
          </draw:text-box>
        </draw:frame>
        <draw:frame presentation:style-name="pr4" draw:layer="layout" svg:width="24.639cm" svg:height="12.178cm" svg:x="1.4cm" svg:y="4.914cm" presentation:class="outline" presentation:user-transformed="true">
          <draw:text-box>
            <text:list text:style-name="L3">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this is exactly what you are using ExtJs to begin with.</text:p>
              </text:list-item>
              <text:list-item>
                <text:p>See example.</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3">
              <text:list-item>
                <text:p>Enables you to find out on which platform it is that you are running on (client side!).</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3">
              <text:list-item>
                <text:p>This means you better use this package instead of any bits of code you find on line.</text:p>
              </text:list-item>
              <text:list-item>
                <text:p>Better yet: write browser portable code and not need this package at all (can be done 99% of the time).</text:p>
              </text:list-item>
              <text:list-item>
                <text:p>So this is a last resort time of package.</text:p>
              </text:list-item>
              <text:list-item>
                <text:p>See example...</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3">
              <text:list-item>
                <text:p>The most common use of Ext.is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41M11S</meta:editing-duration>
    <meta:editing-cycles>5</meta:editing-cycles>
    <dc:date>2012-05-14T04:48:26</dc:date>
    <meta:generator>LibreOffice/3.5$Linux_x86 LibreOffice_project/350m1$Build-2</meta:generator>
    <meta:document-statistic meta:object-count="71"/>
  </office:meta>
</office:document-meta>
</file>